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4829886114589" calcext:value-type="float">
            <text:p>34.4829886114589</text:p>
          </table:table-cell>
          <table:table-cell table:formula="of:=AVERAGEIFS([.$AB$3:.$AB$379];[.$AC$3:.$AC$379];[.AF4])" office:value-type="float" office:value="46.0545599432766" calcext:value-type="float">
            <text:p>46.0545599432766</text:p>
          </table:table-cell>
          <table:table-cell table:formula="of:=AVERAGEIFS([.$AB$3:.$AB$379];[.$AC$3:.$AC$379];[.AG4])" office:value-type="float" office:value="60.9206251934156" calcext:value-type="float">
            <text:p>60.9206251934156</text:p>
          </table:table-cell>
          <table:table-cell table:formula="of:=AVERAGEIFS([.$AB$3:.$AB$379];[.$AC$3:.$AC$379];[.AH4])" office:value-type="float" office:value="107.157713316203" calcext:value-type="float">
            <text:p>107.157713316203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144.5" calcext:value-type="float">
            <text:p>144.5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110" calcext:value-type="float">
            <text:p>110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89]+[.C189]+[.D189]+[.E18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59" calcext:value-type="float">
            <text:p>59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1" calcext:value-type="float">
            <text:p>-51</text:p>
          </table:table-cell>
          <table:table-cell table:style-name="ce17" table:formula="of:=((([.$F189]+1)^2)/4)+20" office:value-type="float" office:value="482.25" calcext:value-type="float">
            <text:p>482.25</text:p>
          </table:table-cell>
          <table:table-cell table:formula="of:=((([.$F189]+8)*2)^2)/([.$F189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176.25" calcext:value-type="float">
            <text:p>176.25</text:p>
          </table:table-cell>
          <table:table-cell table:formula="of:=((([.$F213]+8)*2)^2)/([.$F21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21:57:55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2-02-18T22:23:51.624000000</dc:date>
    <meta:editing-duration>PT23H24M48S</meta:editing-duration>
    <meta:editing-cycles>371</meta:editing-cycles>
    <meta:generator>LibreOffice/7.1.5.2$Windows_X86_64 LibreOffice_project/85f04e9f809797b8199d13c421bd8a2b025d52b5</meta:generator>
    <meta:document-statistic meta:table-count="1" meta:cell-count="7362" meta:object-count="0"/>
  </office:meta>
</office:document-meta>
</file>